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position="0% 100%"/>
    </style:style>
    <style:style style:name="T3" style:family="text">
      <style:text-properties style:text-line-through-style="solid" style:text-position="0% 100%" fo:text-shadow="non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6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?</text:p>
      <text:p text:style-name="P2">Month<text:tab/><text:tab/><text:tab/><text:tab/><text:tab/><text:tab/></text:p>
      <text:p text:style-name="P2">Year<text:tab/><text:tab/><text:tab/><text:tab/><text:tab/><text:tab/>1896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, PA./</text:p>
      <text:p text:style-name="P4"/>
      <text:p text:style-name="P4">[Front Cover]</text:p>
      <text:p text:style-name="P6">96/</text:p>
      <text:p text:style-name="P5">On the Haftorah of Vayishlach/</text:p>
      <text:p text:style-name="P5">on Idumea./</text:p>
      <text:p text:style-name="P5"/>
      <text:p text:style-name="P4">[Page 1]</text:p>
      <text:p text:style-name="P4">Your distinguished personages, bearing the/ same name are mentioned in the Hebrew scriptures/ concerning the first in historical order, we read some-/-thing in the book of Kings [Hebrew] chapter Eighteenth./ <text:s/>All that are familiar with the Bible, will re-/-member how Jezebel, the Phenician[sic!] idolatress,/ who had become the wife of the easily <text:span text:style-name="T1">to be</text:span> corrupted/ Ahab, determined to make the debauching worship/ of her non native land, set aside every law of/ Sinai. <text:s/>She could not think of a quicker me-/-thod <text:span text:style-name="T1">by which</text:span> by which to gain her point, than by/ forcing into silence men, who in the school of/ the prophets had learned to go about preaching/ the Torah. <text:s/>In her wickedness, she ordered/ some of those true ministers of the Lord, to be/ killed, others she compelled to hide away from the/ <text:span text:style-name="T1">public notice</text:span> community. <text:s/>But within the walls/ of the palace at Samariah, from whence Jezebel/ <text:soft-page-break/>tyrranized[sic!] over the Kingdom of Israel, there was a/ a[sic!] servant of God, unknown as such to the <text:span text:style-name="T1">idolatry steeped queen</text:span> queen, steeped in idolatry./</text:p>
      <text:p text:style-name="P4"/>
      <text:p text:style-name="P4">[Page 2]</text:p>
      <text:p text:style-name="P4">Obadiah was he called. <text:s/>Entrusted with the/ stewardship of the royal house unsuspected by the inmates thereof he secretly/ endeavoured to <text:span text:style-name="T1">thwart</text:span> defeat the plans of the iniquitous/ Jezebel. <text:s/>He delivered a number of those whom/ she would have consigned to the <text:span text:style-name="T1">grave</text:span> slaughter thus/ personally facing dreadful dangers in <text:span text:style-name="T1">his love</text:span> obedience to the/ <text:span text:style-name="T1">of</text:span> dictates of religion and humanity./</text:p>
      <text:p text:style-name="P4">The second bearing the name of Obadiah,/ we meet in the days of Jehoshaphat, the/ righteous Jew who ruled over the kingdom/ of Judah. <text:s/>In Chronicles iz chapter/ seventeenth, it is recorded taht the good/ <text:span text:style-name="T1">king</text:span> sovereign, bent upon awakening again a senti-/ment of devotion to the national belief, brought/ close to himself a number of faithful subjects./ <text:s/>He supplied them with a written copy of the/ five holy books, and bade them travel through/ the country to teach the whole people the ordi-/nances of <text:span text:style-name="T1">Horeb</text:span> the Pentateuch. <text:s/>Among those subjects an Oba-/-diah ranked high, and he, together with his/ associates, carried out the royal injunc-/-tion with fidelity./</text:p>
      <text:p text:style-name="P4"/>
      <text:p text:style-name="P4">[Page 3]</text:p>
      <text:p text:style-name="P4">The third known by the same appellation,/ was a Levite, whom the pious Josiah, King/ of Judah, appointed to officiate as a/ chorister among others of his tribe--the tribe/ which alone was entitled to sing and make instrumental/ music resound within the courts of the Temple. <text:s/>But/ none of those three just mentioned, appears to/ have been <text:span text:style-name="T1">d</text:span> endowed with the gift of prophecy./ <text:s/>The Haftorah of this Sabbath, has special re-/ference to the inspiration vouchsafed to Oba-/-diah, for, it opens with the words [Hebrew]/ "The vision of Obadiah." <text:s/>It may now fittingly/ be asked: do we possess any reliable information/ touching that personage? <text:s/>Well: from the/ Talmudical treatise of Sanhedrin, we might infer/ that he was identical with Obadiah of the/ days of Ahab. <text:s/>I notice moreover that a/ certain Ephraim, a scholar of Rabbi Meir, tries/ to give us, in the name of his teacher, some intimation/ regarding the birth place and nationality of the author of our/ Haftorah./</text:p>
      <text:p text:style-name="P4"/>
      <text:p text:style-name="P4">[Page 4]</text:p>
      <text:p text:style-name="P4">But in reality what the Talmud tells/ us is a mere surmise, entirely too vague./ <text:s/>Neither the subject treated, nor the stage of Jewish/ history supports that <text:span text:style-name="T1">surmise</text:span> conjecture. <text:s/>The select-/-ion of the chapter which we have read, to cor-/-respond, in a measure, with the contents of the/ Parashah is acceptable, <text:span text:style-name="T1">for</text:span> because Esau spoken of/ there, was the founder of the Edomite or Idu-/-mean people, reproached with deserved severity/ in our Haftorah. <text:s/>On one point my/ mind wavers <text:span text:style-name="T1">respecting</text:span> as to the topic under discussion./ <text:s/>It is whether Obadaiah could not be credited with/ having left us more than a single chapter./ <text:s/>I do not entertain any suspicion about the ho-/-nesty of the redactors or compilers of the Hebrew/ Scriptures. <text:s/>I firmly believe that they would/ neither add to nor diminish from what they/ actually found. <text:s/>But we positively know/ that not a few of the writings of our scribes and/ and[sic!] seers are now [?] missing. <text:s/>Thus, the chronicles/ of events which transpired in the two divided king-/-doms, and which are often alluded to in our Bible, exist no more./</text:p>
      <text:p text:style-name="P4"/>
      <text:p text:style-name="P4">[Page 5]</text:p>
      <text:p text:style-name="P4">The prophecies of Jehu son of Hanani, a/ contemporary of Jehoshaphat, we do not pos-/sess. <text:s/>The Midrash of Iddo failed to/ reach posterity. <text:s/>So likewise the instructions/ of Shemujah, of Adhijah the Shilomite, of/ Nathan and of others in various ages of our/ annals, are sought <text:span text:style-name="T1">after</text:span> for in vain. <text:s/>Conse-/-quently, the supposition that Obadiah may/ originally have contained more than one chapter,/ should not be considered <text:span text:style-name="T1">a sheer invention</text:span> the offspring of the imagination./ <text:s/>But let that be as it may, we will, at all events,/ devote a thought to the subject dwelt upon in/ our Haftorah. <text:s/>The burden of complaint/ by the writer, is the cruelty which the descendants/ of Esau practiced towards the progeny of Jacob./ <text:s/>The <text:soft-page-break/>cup of national sorrow seemed to have <text:span text:style-name="T1">over-</text:span> run/<text:span text:style-name="T1">flowed</text:span> over, when Nebuchadnezzar transported the remain-/-ing tribes of Judah and Benjamin to Babylon./ <text:s/>We have several psalms testifying to that fact./ <text:s/>While it is very venturesome to decide which of those/ stirring outpourings issued at that period, we can scarcely/ doubt that the 102<text:span text:style-name="T4">nd</text:span><text:span text:style-name="T5">, the 137</text:span><text:span text:style-name="T4">th</text:span><text:span text:style-name="T5"> and possibly the 126</text:span><text:span text:style-name="T4">th</text:span><text:span text:style-name="T5">, had their/</text:span></text:p>
      <text:p text:style-name="P4"><text:span text:style-name="T5"/></text:p>
      <text:p text:style-name="P4"><text:span text:style-name="T5">[Page 6]</text:span></text:p>
      <text:p text:style-name="P4"><text:span text:style-name="T5">origin, when nationality and country were brought/ to the verge of ruin by </text:span><text:span text:style-name="T2">the</text:span><text:span text:style-name="T5"> our banishment into Chaldea./ <text:s/>The author of our Haftorah, must have lived/ at that time. <text:s/>I hear in his words, </text:span><text:span text:style-name="T2">the sound</text:span><text:span text:style-name="T5">/ the sound of a righteous indignation, because of/ inhumanity. <text:s/>The people of Edom, forgetful/ of the ties of relationship; oblivious of the cir-/-cumstance that Moses had ordered not to wage war/ against Edom; </text:span><text:span text:style-name="T3">forgetful of the sought</text:span><text:span text:style-name="T5"> availed itself of every oc-/-casion to vex and distress our people. <text:s/>Obadiah,/ who probably saw that the same potent army which/ humbled Judah, lowered down </text:span><text:span text:style-name="T2">beyond recovery [?] sought</text:span><text:span text:style-name="T5"> with similar blows the pride/ of Edom, points out the cause of that Divine punish-/-ment. <text:s/>Edom felt secure in the rocky mountains/ of its dwelling place. <text:s/>Who </text:span><text:span text:style-name="T2">would</text:span><text:span text:style-name="T5"> will attempt to cast/ me down from here? triumphantly exclaimed, the boast-/-ful descendant of Esau [Hebrew]. <text:s/>"If/ thou couldst fly aloft, like an eagle, or make/ thy home in the starry sky, the hand of the heavenly/ avenger of wrong, would drag thee down," cries the prophet Obadiah./</text:span></text:p>
      <text:p text:style-name="P4"><text:span text:style-name="T5"/></text:p>
      <text:p text:style-name="P4"><text:span text:style-name="T5">[Page 7]</text:span></text:p>
      <text:p text:style-name="P4"><text:span text:style-name="T5">We learn from him that Edom had rejoiced, when the/ inimical sword decimated the progeny of Jacob;/ that Edom helped strangers to cut into pieces </text:span><text:span text:style-name="T2">the</text:span><text:span text:style-name="T5">/ the fugitives who looked for safety, beyond the borders/ of unhappy Judea; that Edom had linked in/ ambush to seize them and with brutal pleasure/ should hand them over to the foe. <text:s/>But/ Nebuchadnezzar whom Edom aided in the hope of/ escaping our fate, or of being given the ownership/ of Jerusalem and of our depopulated country,/ turned the unsparing weapon also against the/ children of Esau. <text:s/>Obadiah, raised above/ his surroundings by the vision vouchsafed to him,/ predicts the restoration of our exiles and the final/ overthrow of Edom. <text:s/>Soaring high on the wings/ of prophecy, he may also have seen the conquest of the/ Idumeans by John Hyreanns of the Asmonean race./ <text:s/>That Obadiah must have lived at the stage of history/ when the destruction of the first Temple occurred, I argue/ from the circumstances that Jeremiah in the book of/ lamentations, speaks in bitter irony of Edom's/ inhumanity [Hebrew]/</text:span></text:p>
      <text:p text:style-name="P4"><text:span text:style-name="T5"/></text:p>
      <text:p text:style-name="P4"><text:span text:style-name="T5">[Page 8]</text:span></text:p>
      <text:p text:style-name="P4"><text:span text:style-name="T5">"Rejoice &amp; be glad thou daughter of Edom, who/ dwellest in the land of [?]. <text:s/>To thee also/ the intoxicating cup will be reached, drunk/ and denuded </text:span><text:span text:style-name="T2">thou</text:span><text:span text:style-name="T5"> shall thou remain."/</text:span></text:p>
      <text:p text:style-name="P4"><text:span text:style-name="T5">Had I the time, and my hearers the patience, I/ would set forth the opinion of some of our accredited/ commentators, who believe that in the sentence pre-/-ceding the closing of our Haftorah, events that hap/-pened in later ages to Jews of France and Spain are/ foretold. <text:s/>To be brief, this day, I may reserve to </text:span><text:span text:style-name="T2">say</text:span><text:span text:style-name="T5"> another occasion/ my views upon that subjec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8T15:25:30.79</meta:creation-date>
    <dc:date>2012-04-19T13:09:20.62</dc:date>
    <dc:creator>Penn Libraries</dc:creator>
    <meta:editing-duration>PT02H19M3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6" meta:word-count="1513" meta:character-count="9368"/>
  </office:meta>
</office:document-meta>
</file>